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ropout (15%)</text:p>
          </table:table-cell>
          <table:covered-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41" calcext:value-type="float">
            <text:p>0.4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48" calcext:value-type="float">
            <text:p>0.5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77" calcext:value-type="float">
            <text:p>0.5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65" calcext:value-type="float">
            <text:p>0.59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818" calcext:value-type="float">
            <text:p>0.58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01" calcext:value-type="float">
            <text:p>0.6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68" calcext:value-type="float">
            <text:p>0.5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457" calcext:value-type="float">
            <text:p>0.6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64" calcext:value-type="float">
            <text:p>0.6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58" calcext:value-type="float">
            <text:p>0.65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87" calcext:value-type="float">
            <text:p>0.62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31" calcext:value-type="float">
            <text:p>0.65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511" calcext:value-type="float">
            <text:p>0.65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197" calcext:value-type="float">
            <text:p>0.71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612" calcext:value-type="float">
            <text:p>0.76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89" calcext:value-type="float">
            <text:p>0.65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037" calcext:value-type="float">
            <text:p>0.70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37" calcext:value-type="float">
            <text:p>0.73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601" calcext:value-type="float">
            <text:p>0.76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678" calcext:value-type="float">
            <text:p>0.66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18" calcext:value-type="float">
            <text:p>0.78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43" calcext:value-type="float">
            <text:p>0.77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862" calcext:value-type="float">
            <text:p>0.78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626" calcext:value-type="float">
            <text:p>0.76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869" calcext:value-type="float">
            <text:p>0.78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034" calcext:value-type="float">
            <text:p>0.80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981" calcext:value-type="float">
            <text:p>0.79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671" calcext:value-type="float">
            <text:p>0.76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709" calcext:value-type="float">
            <text:p>0.77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002" calcext:value-type="float">
            <text:p>0.8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926" calcext:value-type="float">
            <text:p>0.79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031" calcext:value-type="float">
            <text:p>0.80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929" calcext:value-type="float">
            <text:p>0.79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838" calcext:value-type="float">
            <text:p>0.78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713" calcext:value-type="float">
            <text:p>0.77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788" calcext:value-type="float">
            <text:p>0.77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859" calcext:value-type="float">
            <text:p>0.78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943" calcext:value-type="float">
            <text:p>0.79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833" calcext:value-type="float">
            <text:p>0.78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932" calcext:value-type="float">
            <text:p>0.79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871" calcext:value-type="float">
            <text:p>0.78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861" calcext:value-type="float">
            <text:p>0.78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897" calcext:value-type="float">
            <text:p>0.78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886" calcext:value-type="float">
            <text:p>0.78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853" calcext:value-type="float">
            <text:p>0.78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871" calcext:value-type="float">
            <text:p>0.78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865" calcext:value-type="float">
            <text:p>0.78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878" calcext:value-type="float">
            <text:p>0.78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902" calcext:value-type="float">
            <text:p>0.79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879" calcext:value-type="float">
            <text:p>0.78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908" calcext:value-type="float">
            <text:p>0.79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908" calcext:value-type="float">
            <text:p>0.79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905" calcext:value-type="float">
            <text:p>0.79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876" calcext:value-type="float">
            <text:p>0.78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899" calcext:value-type="float">
            <text:p>0.78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895" calcext:value-type="float">
            <text:p>0.78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915" calcext:value-type="float">
            <text:p>0.79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897" calcext:value-type="float">
            <text:p>0.78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907" calcext:value-type="float">
            <text:p>0.79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914" calcext:value-type="float">
            <text:p>0.79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918" calcext:value-type="float">
            <text:p>0.79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907" calcext:value-type="float">
            <text:p>0.79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916" calcext:value-type="float">
            <text:p>0.79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13" calcext:value-type="float">
            <text:p>0.79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897" calcext:value-type="float">
            <text:p>0.78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924" calcext:value-type="float">
            <text:p>0.79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905" calcext:value-type="float">
            <text:p>0.79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883" calcext:value-type="float">
            <text:p>0.78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892" calcext:value-type="float">
            <text:p>0.78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905" calcext:value-type="float">
            <text:p>0.79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923" calcext:value-type="float">
            <text:p>0.79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926" calcext:value-type="float">
            <text:p>0.79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928" calcext:value-type="float">
            <text:p>0.79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908" calcext:value-type="float">
            <text:p>0.79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897" calcext:value-type="float">
            <text:p>0.78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906" calcext:value-type="float">
            <text:p>0.79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941" calcext:value-type="float">
            <text:p>0.79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911" calcext:value-type="float">
            <text:p>0.79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894" calcext:value-type="float">
            <text:p>0.78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905" calcext:value-type="float">
            <text:p>0.790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MAX([.B53:.B102]) * 100"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103]" office:value-type="float" office:value="20.5" calcext:value-type="float">
            <text:p>2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08:55:21.624691894</meta:creation-date>
    <dc:date>2018-04-14T09:07:10.076442660</dc:date>
    <meta:editing-duration>PT58S</meta:editing-duration>
    <meta:editing-cycles>1</meta:editing-cycles>
    <meta:document-statistic meta:table-count="1" meta:cell-count="207" meta:object-count="0"/>
    <meta:generator>LibreOffice/5.4.5.1$Linux_X86_64 LibreOffice_project/40m0$Build-1</meta:generator>
  </office:meta>
</office:document-meta>
</file>